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left" draw:textarea-vertical-align="top" draw:auto-grow-height="false"/>
    </style:style>
    <style:style style:name="gr3" style:family="graphic" style:parent-style-name="standard">
      <style:graphic-properties draw:marker-start="Arrow" draw:marker-start-width="0.3cm" draw:marker-end="Square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9cm" fo:min-width="0cm"/>
    </style:style>
    <style:style style:name="gr6" style:family="graphic" style:parent-style-name="standard">
      <style:graphic-properties draw:fill="none" draw:textarea-horizontal-align="left" draw:textarea-vertical-align="bottom" draw:auto-grow-height="fals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9cm" fo:min-width="99.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0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45cm"/>
    </style:style>
    <style:style style:name="gr11" style:family="graphic" style:parent-style-name="standard">
      <style:graphic-properties draw:stroke="dash" draw:stroke-dash="Fine_20_Dashed_20__28_var_29_" draw:marker-start="" draw:marker-end="" draw:textarea-horizontal-align="center" draw:textarea-vertical-align="middle" draw:shadow-offset-x="0.305cm" draw:shadow-offset-y="0.305cm"/>
    </style:style>
    <style:style style:name="gr1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3" style:family="graphic" style:parent-style-name="standard">
      <style:graphic-properties draw:marker-start="Arrow" draw:marker-end="Arrow" draw:marker-end-width="0.3cm" draw:textarea-horizontal-align="center" draw:textarea-vertical-align="top" fo:padding-bottom="0.381cm" fo:padding-left="0.102cm" fo:padding-right="0.457cm"/>
    </style:style>
    <style:style style:name="gr14" style:family="graphic" style:parent-style-name="standard">
      <style:graphic-properties draw:marker-start="" draw:marker-end="Arrow" draw:marker-end-width="0.3cm" draw:textarea-horizontal-align="center" draw:textarea-vertical-align="top" fo:padding-bottom="0.381cm" fo:padding-left="0.457cm" fo:padding-right="0.457cm"/>
    </style:style>
    <style:style style:name="gr15" style:family="graphic" style:parent-style-name="standard">
      <style:graphic-properties draw:marker-end="Arrow" draw:marker-end-width="0.3cm" draw:textarea-horizontal-align="left" draw:textarea-vertical-align="top" fo:padding-bottom="0.381cm" fo:padding-left="0.102cm" fo:padding-right="0.457cm"/>
    </style:style>
    <style:style style:name="gr16" style:family="graphic" style:parent-style-name="standard">
      <style:graphic-properties draw:fill="none" draw:textarea-horizontal-align="left" draw:textarea-vertical-align="top"/>
    </style:style>
    <style:style style:name="gr17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3cm" svg:height="1.32cm" svg:x="12.34cm" svg:y="12.25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2.87cm" svg:height="12.21cm" svg:x="4.3cm" svg:y="2.32cm">
          <text:p text:style-name="P1">DesignT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3cm" svg:height="1.32cm" svg:x="7.08cm" svg:y="3.64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3cm" svg:height="1.32cm" svg:x="7.31cm" svg:y="3.87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3cm" svg:height="1.32cm" svg:x="7.48cm" svg:y="4.04cm">
          <text:p text:style-name="P1">Inst1(1:4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id="id12" draw:layer="layout" svg:x1="8.17cm" svg:y1="6.61cm" svg:x2="8.17cm" svg:y2="5.29cm">
          <text:p/>
        </draw:line>
        <draw:line draw:style-name="gr3" draw:text-style-name="P1" draw:id="id13" draw:layer="layout" svg:x1="8.5cm" svg:y1="6.61cm" svg:x2="8.5cm" svg:y2="5.29cm">
          <text:p/>
        </draw:line>
        <draw:line draw:style-name="gr3" draw:text-style-name="P1" draw:id="id14" draw:layer="layout" svg:x1="9.49cm" svg:y1="6.61cm" svg:x2="9.49cm" svg:y2="5.29cm">
          <text:p/>
        </draw:line>
        <draw:custom-shape draw:style-name="gr1" draw:text-style-name="P1" draw:layer="layout" svg:width="3.63cm" svg:height="1.32cm" svg:x="11.8cm" svg:y="3.97cm">
          <text:p text:style-name="P1">Inst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1.56cm" svg:height="0.725cm" draw:transform="rotate (1.5707963267946) translate (7.28cm 6.766cm)">
          <draw:text-box>
            <text:p><text:span text:style-name="T1">a[1:2]</text:span></text:p>
          </draw:text-box>
        </draw:frame>
        <draw:frame draw:style-name="gr4" draw:text-style-name="P2" draw:layer="layout" svg:width="0.739cm" svg:height="0.725cm" draw:transform="rotate (1.5707963267946) translate (8.681cm 6.566cm)">
          <draw:text-box>
            <text:p><text:span text:style-name="T1">b</text:span></text:p>
          </draw:text-box>
        </draw:frame>
        <draw:line draw:style-name="gr3" draw:text-style-name="P1" draw:id="id15" draw:layer="layout" svg:x1="12.91cm" svg:y1="6.61cm" svg:x2="12.91cm" svg:y2="5.29cm">
          <text:p/>
        </draw:line>
        <draw:frame draw:style-name="gr4" draw:text-style-name="P2" draw:layer="layout" svg:width="0.714cm" svg:height="0.725cm" draw:transform="rotate (1.5707963267946) translate (12.101cm 6.566cm)">
          <draw:text-box>
            <text:p><text:span text:style-name="T1">c</text:span></text:p>
          </draw:text-box>
        </draw:frame>
        <draw:line draw:style-name="gr3" draw:text-style-name="P1" draw:id="id16" draw:layer="layout" svg:x1="14.511cm" svg:y1="6.61cm" svg:x2="14.511cm" svg:y2="5.29cm">
          <text:p/>
        </draw:line>
        <draw:frame draw:style-name="gr5" draw:text-style-name="P2" draw:layer="layout" svg:width="1.565cm" svg:height="0.725cm" draw:transform="rotate (1.5707963267946) translate (13.702cm 6.666cm)">
          <draw:text-box>
            <text:p><text:span text:style-name="T1">d[2:1]</text:span></text:p>
          </draw:text-box>
        </draw:frame>
        <draw:line draw:style-name="gr3" draw:text-style-name="P1" draw:id="id17" draw:layer="layout" svg:x1="14.811cm" svg:y1="6.61cm" svg:x2="14.811cm" svg:y2="5.29cm">
          <text:p/>
        </draw:line>
        <draw:custom-shape draw:style-name="gr6" draw:text-style-name="P1" draw:layer="layout" svg:width="9.57cm" svg:height="5.61cm" svg:x="7.28cm" svg:y="8.63cm">
          <text:p text:style-name="P1">Sub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3cm" svg:height="1.32cm" svg:x="7.94cm" svg:y="11.85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id="id6" draw:layer="layout" svg:width="0.33cm" svg:height="0.66cm" svg:x="8.6cm" svg:y="8.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id="id9" draw:layer="layout" svg:width="0.33cm" svg:height="0.66cm" svg:x="9.1cm" svg:y="8.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id="id7" draw:layer="layout" svg:width="0.33cm" svg:height="0.66cm" svg:x="9.6cm" svg:y="8.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63cm" svg:height="1.32cm" svg:x="12.13cm" svg:y="12.08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id="id10" draw:layer="layout" svg:x1="13.76cm" svg:y1="10.59cm" svg:x2="13.76cm" svg:y2="12.05cm">
          <text:p/>
        </draw:line>
        <draw:line draw:style-name="gr3" draw:text-style-name="P1" draw:id="id11" draw:layer="layout" svg:x1="14.16cm" svg:y1="10.59cm" svg:x2="14.16cm" svg:y2="12.05cm">
          <text:p/>
        </draw:line>
        <draw:line draw:style-name="gr3" draw:text-style-name="P1" draw:id="id1" draw:layer="layout" svg:x1="14.96cm" svg:y1="10.59cm" svg:x2="14.96cm" svg:y2="12.25cm">
          <text:p/>
        </draw:line>
        <draw:line draw:style-name="gr3" draw:text-style-name="P1" draw:id="id3" draw:layer="layout" svg:x1="15.36cm" svg:y1="10.59cm" svg:x2="15.36cm" svg:y2="12.25cm">
          <text:p/>
        </draw:line>
        <draw:custom-shape draw:style-name="gr1" draw:text-style-name="P1" draw:layer="layout" svg:width="3.63cm" svg:height="1.32cm" svg:x="11.9cm" svg:y="11.85cm">
          <text:p text:style-name="P1">Inst2(3:1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2.56cm" svg:y1="10.59cm" svg:x2="12.56cm" svg:y2="11.85cm">
          <text:p/>
        </draw:line>
        <draw:line draw:style-name="gr3" draw:text-style-name="P1" draw:id="id8" draw:layer="layout" svg:x1="12.96cm" svg:y1="10.59cm" svg:x2="12.96cm" svg:y2="11.85cm">
          <text:p/>
        </draw:line>
        <draw:frame draw:style-name="gr4" draw:text-style-name="P2" draw:layer="layout" svg:width="1.56cm" svg:height="0.725cm" draw:transform="rotate (1.5707963267946) translate (11.781cm 11.966cm)">
          <draw:text-box>
            <text:p><text:span text:style-name="T1">e[1:2]</text:span></text:p>
          </draw:text-box>
        </draw:frame>
        <draw:frame draw:style-name="gr8" draw:text-style-name="P2" draw:layer="layout" svg:width="1.56cm" svg:height="0.725cm" draw:transform="rotate (1.5707963267946) translate (12.982cm 11.966cm)">
          <draw:text-box>
            <text:p><text:span text:style-name="T1">e[1:2]</text:span></text:p>
          </draw:text-box>
        </draw:frame>
        <draw:frame draw:style-name="gr8" draw:text-style-name="P2" draw:layer="layout" svg:width="1.56cm" svg:height="0.725cm" draw:transform="rotate (1.5707963267946) translate (14.182cm 11.966cm)">
          <draw:text-box>
            <text:p><text:span text:style-name="T1">e[1:2]</text:span></text:p>
          </draw:text-box>
        </draw:frame>
        <draw:frame draw:style-name="gr9" draw:text-style-name="P2" draw:layer="layout" svg:width="1.802cm" svg:height="0.725cm" svg:x="6.98cm" svg:y="7.97cm">
          <draw:text-box>
            <text:p><text:span text:style-name="T1">p1[1:3]</text:span></text:p>
          </draw:text-box>
        </draw:frame>
        <draw:custom-shape draw:style-name="gr7" draw:text-style-name="P1" draw:id="id2" draw:layer="layout" svg:width="0.33cm" svg:height="0.66cm" svg:x="12cm" svg:y="8.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id="id4" draw:layer="layout" svg:width="0.33cm" svg:height="0.66cm" svg:x="13.8cm" svg:y="8.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2" draw:layer="layout" svg:width="0.976cm" svg:height="0.725cm" svg:x="11.181cm" svg:y="7.971cm">
          <draw:text-box>
            <text:p><text:span text:style-name="T1">p2</text:span></text:p>
          </draw:text-box>
        </draw:frame>
        <draw:frame draw:style-name="gr10" draw:text-style-name="P2" draw:layer="layout" svg:width="0.976cm" svg:height="0.725cm" svg:x="12.981cm" svg:y="7.972cm">
          <draw:text-box>
            <text:p><text:span text:style-name="T1">p3</text:span></text:p>
          </draw:text-box>
        </draw:frame>
        <draw:line draw:style-name="gr3" draw:text-style-name="P1" draw:id="id5" draw:layer="layout" svg:x1="8.46cm" svg:y1="10.59cm" svg:x2="8.46cm" svg:y2="11.85cm">
          <text:p/>
        </draw:line>
        <draw:line draw:style-name="gr3" draw:text-style-name="P1" draw:layer="layout" svg:x1="9.76cm" svg:y1="10.59cm" svg:x2="9.76cm" svg:y2="11.85cm">
          <text:p/>
        </draw:line>
        <draw:frame draw:style-name="gr4" draw:text-style-name="P2" draw:layer="layout" svg:width="0.621cm" svg:height="0.725cm" draw:transform="rotate (1.5707963267946) translate (7.782cm 11.966cm)">
          <draw:text-box>
            <text:p><text:span text:style-name="T1">f</text:span></text:p>
          </draw:text-box>
        </draw:frame>
        <draw:frame draw:style-name="gr4" draw:text-style-name="P2" draw:layer="layout" svg:width="0.739cm" svg:height="0.725cm" draw:transform="rotate (1.5707963267946) translate (8.983cm 11.967cm)">
          <draw:text-box>
            <text:p><text:span text:style-name="T1">g</text:span></text:p>
          </draw:text-box>
        </draw:frame>
        <draw:connector draw:style-name="gr11" draw:text-style-name="P1" draw:layer="layout" draw:line-skew="-0.196cm" svg:x1="14.96cm" svg:y1="10.59cm" svg:x2="12.164cm" svg:y2="8.96cm" draw:start-shape="id1" draw:start-glue-point="0" draw:end-shape="id2" draw:end-glue-point="6" svg:d="m14960 10590v-1010h-2796v-620">
          <text:p/>
        </draw:connector>
        <draw:connector draw:style-name="gr12" draw:text-style-name="P1" draw:layer="layout" draw:line-skew="-0.526cm" svg:x1="15.36cm" svg:y1="10.59cm" svg:x2="13.964cm" svg:y2="8.96cm" draw:start-shape="id3" draw:start-glue-point="0" draw:end-shape="id4" draw:end-glue-point="6" svg:d="m15360 10590v-1340h-1396v-290">
          <text:p/>
        </draw:connector>
        <draw:connector draw:style-name="gr12" draw:text-style-name="P1" draw:layer="layout" svg:x1="9.76cm" svg:y1="10.59cm" svg:x2="12.56cm" svg:y2="10.59cm" svg:d="m9760 10590h2800">
          <text:p/>
        </draw:connector>
        <draw:connector draw:style-name="gr12" draw:text-style-name="P1" draw:layer="layout" draw:line-skew="0.464cm" svg:x1="8.46cm" svg:y1="10.59cm" svg:x2="8.764cm" svg:y2="8.96cm" draw:start-shape="id5" draw:start-glue-point="0" draw:end-shape="id6" draw:end-glue-point="6" svg:d="m8460 10590v-350h304v-1280">
          <text:p/>
        </draw:connector>
        <draw:connector draw:style-name="gr12" draw:text-style-name="P1" draw:layer="layout" draw:line-skew="0.118cm" svg:x1="9.764cm" svg:y1="8.96cm" svg:x2="12.164cm" svg:y2="8.96cm" draw:start-shape="id7" draw:start-glue-point="6" draw:end-shape="id2" draw:end-glue-point="6" svg:d="m9764 8960v620h2400v-620">
          <text:p/>
        </draw:connector>
        <draw:connector draw:style-name="gr12" draw:text-style-name="P1" draw:layer="layout" draw:line-skew="0.134cm" svg:x1="12.96cm" svg:y1="10.59cm" svg:x2="9.264cm" svg:y2="8.96cm" draw:start-shape="id8" draw:start-glue-point="0" draw:end-shape="id9" draw:end-glue-point="6" svg:d="m12960 10590v-680h-3696v-950">
          <text:p/>
        </draw:connector>
        <draw:connector draw:style-name="gr12" draw:text-style-name="P1" draw:layer="layout" draw:line-skew="0.134cm" svg:x1="13.76cm" svg:y1="10.59cm" svg:x2="9.264cm" svg:y2="8.96cm" draw:start-shape="id10" draw:start-glue-point="0" draw:end-shape="id9" draw:end-glue-point="6" svg:d="m13760 10590v-680h-4496v-950">
          <text:p/>
        </draw:connector>
        <draw:connector draw:style-name="gr12" draw:text-style-name="P1" draw:layer="layout" draw:line-skew="-0.196cm" svg:x1="14.16cm" svg:y1="10.59cm" svg:x2="9.764cm" svg:y2="8.96cm" draw:start-shape="id11" draw:start-glue-point="0" draw:end-shape="id7" draw:end-glue-point="6" svg:d="m14160 10590v-1010h-4396v-620">
          <text:p/>
        </draw:connector>
        <draw:line draw:style-name="gr13" draw:text-style-name="P4" draw:layer="layout" svg:x1="10.57cm" svg:y1="9.58cm" svg:x2="13.21cm" svg:y2="9.58cm">
          <text:p text:style-name="P3"><text:span text:style-name="T2">net2</text:span></text:p>
        </draw:line>
        <draw:line draw:style-name="gr13" draw:text-style-name="P4" draw:layer="layout" svg:x1="9.91cm" svg:y1="10.57cm" svg:x2="12.55cm" svg:y2="10.57cm">
          <text:p text:style-name="P3"><text:span text:style-name="T2">net1</text:span></text:p>
        </draw:line>
        <draw:connector draw:style-name="gr12" draw:text-style-name="P1" draw:layer="layout" draw:line-skew="0.475cm" svg:x1="8.17cm" svg:y1="6.61cm" svg:x2="8.764cm" svg:y2="8.3cm" draw:start-shape="id12" draw:start-glue-point="2" draw:end-shape="id6" draw:end-glue-point="4" svg:d="m8170 6610v1320h594v370">
          <text:p/>
        </draw:connector>
        <draw:connector draw:style-name="gr12" draw:text-style-name="P1" draw:layer="layout" draw:line-skew="0.145cm" svg:x1="8.5cm" svg:y1="6.61cm" svg:x2="9.264cm" svg:y2="8.3cm" draw:start-shape="id13" draw:start-glue-point="2" draw:end-shape="id9" draw:end-glue-point="4" svg:d="m8500 6610v990h764v700">
          <text:p/>
        </draw:connector>
        <draw:connector draw:style-name="gr12" draw:text-style-name="P1" draw:layer="layout" svg:x1="9.49cm" svg:y1="6.61cm" svg:x2="12.91cm" svg:y2="6.61cm" draw:start-shape="id14" draw:start-glue-point="2" draw:end-shape="id15" draw:end-glue-point="2" svg:d="m9490 6610h3420">
          <text:p/>
        </draw:connector>
        <draw:connector draw:style-name="gr12" draw:text-style-name="P1" draw:layer="layout" draw:line-skew="-0.515cm" svg:x1="12.164cm" svg:y1="8.3cm" svg:x2="14.511cm" svg:y2="6.61cm" draw:start-shape="id2" draw:start-glue-point="4" draw:end-shape="id16" draw:end-glue-point="2" svg:d="m12164 8300v-1360h2347v-330">
          <text:p/>
        </draw:connector>
        <draw:connector draw:style-name="gr12" draw:text-style-name="P1" draw:layer="layout" draw:line-skew="0.145cm" svg:x1="13.964cm" svg:y1="8.3cm" svg:x2="14.811cm" svg:y2="6.61cm" draw:start-shape="id4" draw:start-glue-point="4" draw:end-shape="id17" draw:end-glue-point="2" svg:d="m13964 8300v-700h847v-990">
          <text:p/>
        </draw:connector>
        <draw:connector draw:style-name="gr12" draw:text-style-name="P1" draw:layer="layout" draw:line-skew="-0.515cm" svg:x1="14.511cm" svg:y1="6.61cm" svg:x2="9.764cm" svg:y2="8.3cm" draw:start-shape="id16" draw:start-glue-point="2" draw:end-shape="id7" draw:end-glue-point="4" svg:d="m14511 6610v330h-4747v1360">
          <text:p/>
        </draw:connector>
        <draw:line draw:style-name="gr13" draw:text-style-name="P4" draw:layer="layout" svg:x1="9.91cm" svg:y1="6.61cm" svg:x2="12.55cm" svg:y2="6.61cm">
          <text:p text:style-name="P3"><text:span text:style-name="T2">net1</text:span></text:p>
        </draw:line>
        <draw:line draw:style-name="gr13" draw:text-style-name="P4" draw:layer="layout" svg:x1="9.91cm" svg:y1="6.94cm" svg:x2="12.55cm" svg:y2="6.94cm">
          <text:p text:style-name="P3"><text:span text:style-name="T2">net2[1]</text:span></text:p>
        </draw:line>
        <draw:line draw:style-name="gr14" draw:text-style-name="P4" draw:layer="layout" svg:x1="12.88cm" svg:y1="7.6cm" svg:x2="14.86cm" svg:y2="7.6cm">
          <text:p text:style-name="P3"><text:span text:style-name="T2">net2[2]</text:span></text:p>
        </draw:line>
        <draw:line draw:style-name="gr15" draw:text-style-name="P4" draw:layer="layout" svg:x1="6.61cm" svg:y1="7.6cm" svg:x2="9.25cm" svg:y2="7.6cm">
          <text:p text:style-name="P3"><text:span text:style-name="T2">net3</text:span></text:p>
        </draw:line>
        <draw:line draw:style-name="gr15" draw:text-style-name="P4" draw:layer="layout" svg:x1="6.61cm" svg:y1="7.93cm" svg:x2="8.92cm" svg:y2="7.93cm">
          <text:p text:style-name="P3"><text:span text:style-name="T2">net4</text:span></text:p>
        </draw:line>
        <draw:rect draw:style-name="gr16" draw:text-style-name="P6" draw:layer="layout" svg:width="8.58cm" svg:height="17.82cm" svg:x="17.83cm" svg:y="2.32cm">
          <text:p text:style-name="P5"><text:span text:style-name="T2">!PADS-POWERPCB-V9.0-MILS! NETLIST FILE...</text:span></text:p>
          <text:p text:style-name="P5"><text:span text:style-name="T2">*PART*</text:span></text:p>
          <text:p text:style-name="P5"><text:span text:style-name="T2"><text:s text:c="2"/></text:span><text:span text:style-name="T2">A1 dev1@pkg1</text:span></text:p>
          <text:p text:style-name="P5"><text:span text:style-name="T2"><text:s text:c="2"/></text:span><text:span text:style-name="T2">A2 dev1@pkg1</text:span></text:p>
          <text:p text:style-name="P5"><text:span text:style-name="T2"><text:s text:c="2"/></text:span><text:span text:style-name="T2">A3 dev1@pkg1</text:span></text:p>
          <text:p text:style-name="P5"><text:span text:style-name="T2"><text:s text:c="2"/></text:span><text:span text:style-name="T2">A4 dev1@pkg1</text:span></text:p>
          <text:p text:style-name="P5"><text:span text:style-name="T2"><text:s text:c="2"/></text:span><text:span text:style-name="T2">B1 dev2@pkg2</text:span></text:p>
          <text:p text:style-name="P5"><text:span text:style-name="T2"><text:s text:c="2"/></text:span><text:span text:style-name="T2">C1 dev3@pkg3</text:span></text:p>
          <text:p text:style-name="P5"><text:span text:style-name="T2"><text:s text:c="2"/></text:span><text:span text:style-name="T2">D3 dev4@pkg4</text:span></text:p>
          <text:p text:style-name="P5"><text:span text:style-name="T2"><text:s text:c="2"/></text:span><text:span text:style-name="T2">D2 dev4@pkg4</text:span></text:p>
          <text:p text:style-name="P5"><text:span text:style-name="T2"><text:s text:c="2"/></text:span><text:span text:style-name="T2">D1 dev4@pkg4</text:span></text:p>
          <text:p text:style-name="P5"><text:span text:style-name="T2">*CONNECTION*</text:span></text:p>
          <text:p text:style-name="P5"><text:span text:style-name="T2">*SIGNAL* NET1</text:span></text:p>
          <text:p text:style-name="P5"><text:span text:style-name="T2"><text:s text:c="2"/></text:span><text:span text:style-name="T2">A1.3 A2.3</text:span></text:p>
          <text:p text:style-name="P5"><text:span text:style-name="T2"><text:s text:c="2"/></text:span><text:span text:style-name="T2">A2.3 A3.3</text:span></text:p>
          <text:p text:style-name="P5"><text:span text:style-name="T2"><text:s text:c="2"/></text:span><text:span text:style-name="T2">A3.3 A4.3</text:span></text:p>
          <text:p text:style-name="P5"><text:span text:style-name="T2"><text:s text:c="2"/></text:span><text:span text:style-name="T2">A4.3 B1.1</text:span></text:p>
          <text:p text:style-name="P5"><text:span text:style-name="T2">*SIGNAL* NET2[1]</text:span></text:p>
          <text:p text:style-name="P5"><text:span text:style-name="T2"><text:s text:c="2"/></text:span><text:span text:style-name="T2">B1.2 D2.2</text:span></text:p>
          <text:p text:style-name="P5"><text:span text:style-name="T2"><text:s text:c="2"/></text:span><text:span text:style-name="T2">D2.2 D1.1</text:span></text:p>
          <text:p text:style-name="P5"><text:span text:style-name="T2">*SIGNAL* NET2[2]</text:span></text:p>
          <text:p text:style-name="P5"><text:span text:style-name="T2"><text:s text:c="2"/></text:span><text:span text:style-name="T2">B1.3 D1.2</text:span></text:p>
          <text:p text:style-name="P5"><text:span text:style-name="T2">*SIGNAL* NET3</text:span></text:p>
          <text:p text:style-name="P5"><text:span text:style-name="T2"><text:s text:c="2"/></text:span><text:span text:style-name="T2">A1.2 A2.2</text:span></text:p>
          <text:p text:style-name="P5"><text:span text:style-name="T2"><text:s text:c="2"/></text:span><text:span text:style-name="T2">A2.2 A3.2</text:span></text:p>
          <text:p text:style-name="P5"><text:span text:style-name="T2"><text:s text:c="2"/></text:span><text:span text:style-name="T2">A3.2 A4.2</text:span></text:p>
          <text:p text:style-name="P5"><text:span text:style-name="T2"><text:s text:c="2"/></text:span><text:span text:style-name="T2">A4.2 D3.2</text:span></text:p>
          <text:p text:style-name="P5"><text:span text:style-name="T2"><text:s text:c="2"/></text:span><text:span text:style-name="T2">D3.2 D2.1</text:span></text:p>
          <text:p text:style-name="P5"><text:span text:style-name="T2">*SIGNAL* NET4</text:span></text:p>
          <text:p text:style-name="P5"><text:span text:style-name="T2"><text:s text:c="2"/></text:span><text:span text:style-name="T2">A1.1 A2.1</text:span></text:p>
          <text:p text:style-name="P5"><text:span text:style-name="T2"><text:s text:c="2"/></text:span><text:span text:style-name="T2">A2.1 A3.1</text:span></text:p>
          <text:p text:style-name="P5"><text:span text:style-name="T2"><text:s text:c="2"/></text:span><text:span text:style-name="T2">A3.1 A4.1</text:span></text:p>
          <text:p text:style-name="P5"><text:span text:style-name="T2"><text:s text:c="2"/></text:span><text:span text:style-name="T2">A4.1 C1.1</text:span></text:p>
          <text:p text:style-name="P5"><text:span text:style-name="T2">*SIGNAL* SUBINST1.NET1</text:span></text:p>
          <text:p text:style-name="P5"><text:span text:style-name="T2"><text:s text:c="2"/></text:span><text:span text:style-name="T2">C1.2 D3.1</text:span></text:p>
          <text:p text:style-name="P5"><text:span text:style-name="T2"/></text:p>
          <text:p text:style-name="P5"><text:span text:style-name="T2">*END*</text:span></text:p>
        </draw:rect>
        <draw:frame draw:style-name="gr17" draw:layer="layout" svg:width="24.09cm" svg:height="1.24cm" svg:x="1.33cm" svg:y="1.33cm">
          <draw:text-box>
            <text:p>NetListGenerator Test Case 04</text:p>
          </draw:text-box>
        </draw:frame>
        <draw:rect draw:style-name="gr16" draw:text-style-name="P6" draw:layer="layout" svg:width="15.84cm" svg:height="4.62cm" svg:x="1.66cm" svg:y="15.52cm">
          <text:p text:style-name="P5"><text:span text:style-name="T2">Reference Designations</text:span><text:span text:style-name="T2"><text:tab/></text:span><text:span text:style-name="T2"><text:tab/></text:span><text:span text:style-name="T2">Package</text:span><text:span text:style-name="T2"><text:tab/></text:span><text:span text:style-name="T2">Device</text:span><text:span text:style-name="T2"><text:tab/></text:span><text:span text:style-name="T2"><text:tab/></text:span><text:span text:style-name="T2"><text:tab/></text:span><text:span text:style-name="T2">Pin Mappings</text:span></text:p>
          <text:p text:style-name="P5"><text:span text:style-name="T2"><text:s text:c="2"/></text:span><text:span text:style-name="T2">Inst1(1)</text:span><text:span text:style-name="T2"><text:tab/></text:span><text:span text:style-name="T2"><text:tab/></text:span><text:span text:style-name="T2">A1</text:span><text:span text:style-name="T2"><text:tab/></text:span><text:span text:style-name="T2">pkg1</text:span><text:span text:style-name="T2"><text:tab/></text:span><text:span text:style-name="T2"><text:tab/></text:span><text:span text:style-name="T2">dev1</text:span><text:span text:style-name="T2"><text:tab/></text:span><text:span text:style-name="T2"><text:tab/></text:span><text:span text:style-name="T2"><text:tab/></text:span><text:span text:style-name="T2">Inst1(1:4).a[1]</text:span><text:span text:style-name="T2"><text:tab/></text:span><text:span text:style-name="T2"><text:tab/></text:span><text:span text:style-name="T2">1</text:span></text:p>
          <text:p text:style-name="P5"><text:span text:style-name="T2"><text:s text:c="2"/></text:span><text:span text:style-name="T2">Inst1(2)</text:span><text:span text:style-name="T2"><text:tab/></text:span><text:span text:style-name="T2"><text:tab/></text:span><text:span text:style-name="T2">A2</text:span><text:span text:style-name="T2"><text:tab/></text:span><text:span text:style-name="T2">pkg1</text:span><text:span text:style-name="T2"><text:tab/></text:span><text:span text:style-name="T2"><text:tab/></text:span><text:span text:style-name="T2">dev1</text:span><text:span text:style-name="T2"><text:tab/></text:span><text:span text:style-name="T2"><text:tab/></text:span><text:span text:style-name="T2"><text:tab/></text:span><text:span text:style-name="T2">Inst1(1:4).a[2]</text:span><text:span text:style-name="T2"><text:tab/></text:span><text:span text:style-name="T2"><text:tab/></text:span><text:span text:style-name="T2">2</text:span></text:p>
          <text:p text:style-name="P5"><text:span text:style-name="T2"><text:s text:c="2"/></text:span><text:span text:style-name="T2">Inst1(3)</text:span><text:span text:style-name="T2"><text:tab/></text:span><text:span text:style-name="T2"><text:tab/></text:span><text:span text:style-name="T2">A3</text:span><text:span text:style-name="T2"><text:tab/></text:span><text:span text:style-name="T2">pkg1</text:span><text:span text:style-name="T2"><text:tab/></text:span><text:span text:style-name="T2"><text:tab/></text:span><text:span text:style-name="T2">dev1</text:span><text:span text:style-name="T2"><text:tab/></text:span><text:span text:style-name="T2"><text:tab/></text:span><text:span text:style-name="T2"><text:tab/></text:span><text:span text:style-name="T2">Inst1(1:4).b</text:span><text:span text:style-name="T2"><text:tab/></text:span><text:span text:style-name="T2"><text:tab/></text:span><text:span text:style-name="T2">3</text:span></text:p>
          <text:p text:style-name="P5"><text:span text:style-name="T2"><text:s text:c="2"/></text:span><text:span text:style-name="T2">Inst1(4)</text:span><text:span text:style-name="T2"><text:tab/></text:span><text:span text:style-name="T2"><text:tab/></text:span><text:span text:style-name="T2">A4</text:span><text:span text:style-name="T2"><text:tab/></text:span><text:span text:style-name="T2">pkg1</text:span><text:span text:style-name="T2"><text:tab/></text:span><text:span text:style-name="T2"><text:tab/></text:span><text:span text:style-name="T2">dev1</text:span><text:span text:style-name="T2"><text:tab/></text:span><text:span text:style-name="T2"><text:tab/></text:span><text:span text:style-name="T2"><text:tab/></text:span><text:span text:style-name="T2">Inst2.c</text:span><text:span text:style-name="T2"><text:tab/></text:span><text:span text:style-name="T2"><text:tab/></text:span><text:span text:style-name="T2"><text:tab/></text:span><text:span text:style-name="T2">1</text:span></text:p>
          <text:p text:style-name="P5"><text:span text:style-name="T2"><text:s text:c="2"/></text:span><text:span text:style-name="T2">Inst2</text:span><text:span text:style-name="T2"><text:tab/></text:span><text:span text:style-name="T2"><text:tab/></text:span><text:span text:style-name="T2"><text:tab/></text:span><text:span text:style-name="T2">B1</text:span><text:span text:style-name="T2"><text:tab/></text:span><text:span text:style-name="T2">pkg2</text:span><text:span text:style-name="T2"><text:tab/></text:span><text:span text:style-name="T2"><text:tab/></text:span><text:span text:style-name="T2">dev2</text:span><text:span text:style-name="T2"><text:tab/></text:span><text:span text:style-name="T2"><text:tab/></text:span><text:span text:style-name="T2"><text:tab/></text:span><text:span text:style-name="T2">Inst2.d[2]</text:span><text:span text:style-name="T2"><text:tab/></text:span><text:span text:style-name="T2"><text:tab/></text:span><text:span text:style-name="T2">2</text:span></text:p>
          <text:p text:style-name="P5"><text:span text:style-name="T2"><text:s text:c="2"/></text:span><text:span text:style-name="T2">SubInst1.Inst1</text:span><text:span text:style-name="T2"><text:tab/></text:span><text:span text:style-name="T2"><text:tab/></text:span><text:span text:style-name="T2">C1</text:span><text:span text:style-name="T2"><text:tab/></text:span><text:span text:style-name="T2">pkg3</text:span><text:span text:style-name="T2"><text:tab/></text:span><text:span text:style-name="T2"><text:tab/></text:span><text:span text:style-name="T2">dev3</text:span><text:span text:style-name="T2"><text:tab/></text:span><text:span text:style-name="T2"><text:tab/></text:span><text:span text:style-name="T2"><text:tab/></text:span><text:span text:style-name="T2">Inst2.d[1]</text:span><text:span text:style-name="T2"><text:tab/></text:span><text:span text:style-name="T2"><text:tab/></text:span><text:span text:style-name="T2">3</text:span></text:p>
          <text:p text:style-name="P5"><text:span text:style-name="T2"><text:s text:c="2"/></text:span><text:span text:style-name="T2">SubInst1.Inst2(3)</text:span><text:span text:style-name="T2"><text:tab/></text:span><text:span text:style-name="T2">D3</text:span><text:span text:style-name="T2"><text:tab/></text:span><text:span text:style-name="T2">pkg4</text:span><text:span text:style-name="T2"><text:tab/></text:span><text:span text:style-name="T2"><text:tab/></text:span><text:span text:style-name="T2">dev4</text:span><text:span text:style-name="T2"><text:tab/></text:span><text:span text:style-name="T2"><text:tab/></text:span><text:span text:style-name="T2"><text:tab/></text:span><text:span text:style-name="T2">SubInst1.Inst1.f</text:span><text:span text:style-name="T2"><text:tab/></text:span><text:span text:style-name="T2"><text:tab/></text:span><text:span text:style-name="T2">1</text:span></text:p>
          <text:p text:style-name="P5"><text:span text:style-name="T2"><text:s text:c="2"/></text:span><text:span text:style-name="T2">SubInst1.Inst2(2)</text:span><text:span text:style-name="T2"><text:tab/></text:span><text:span text:style-name="T2">D2</text:span><text:span text:style-name="T2"><text:tab/></text:span><text:span text:style-name="T2">pkg4</text:span><text:span text:style-name="T2"><text:tab/></text:span><text:span text:style-name="T2"><text:tab/></text:span><text:span text:style-name="T2">dev4</text:span><text:span text:style-name="T2"><text:tab/></text:span><text:span text:style-name="T2"><text:tab/></text:span><text:span text:style-name="T2"><text:tab/></text:span><text:span text:style-name="T2">SubInst1.Inst1.g</text:span><text:span text:style-name="T2"><text:tab/></text:span><text:span text:style-name="T2"><text:tab/></text:span><text:span text:style-name="T2">2</text:span></text:p>
          <text:p text:style-name="P5"><text:span text:style-name="T2"><text:s text:c="2"/></text:span><text:span text:style-name="T2">SubInst1.Inst2(1)</text:span><text:span text:style-name="T2"><text:tab/></text:span><text:span text:style-name="T2">D1</text:span><text:span text:style-name="T2"><text:tab/></text:span><text:span text:style-name="T2">pkg4</text:span><text:span text:style-name="T2"><text:tab/></text:span><text:span text:style-name="T2"><text:tab/></text:span><text:span text:style-name="T2">dev4</text:span><text:span text:style-name="T2"><text:tab/></text:span><text:span text:style-name="T2"><text:tab/></text:span><text:span text:style-name="T2"><text:tab/></text:span><text:span text:style-name="T2">SubInst1.Inst2(3:1).e[1]</text:span><text:span text:style-name="T2"><text:tab/></text:span><text:span text:style-name="T2">1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ubInst1.Inst2(3:1).e[2]</text:span><text:span text:style-name="T2"><text:tab/></text:span><text:span text:style-name="T2">2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" svg:viewBox="0 0 10 10" svg:d="m0 0h10v10h-1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ichard Black</meta:initial-creator>
    <meta:creation-date>2012-01-26T11:06:13</meta:creation-date>
    <dc:date>2012-01-30T12:49:33</dc:date>
    <dc:creator>Richard Black</dc:creator>
    <meta:editing-duration>PT24H53M06S</meta:editing-duration>
    <meta:editing-cycles>10</meta:editing-cycles>
    <meta:generator>OpenOffice.org/3.1$Linux OpenOffice.org_project/310m19$Build-9420</meta:generator>
    <meta:printed-by>Richard Black</meta:printed-by>
    <meta:print-date>2012-01-30T11:04:41</meta:print-date>
    <meta:document-statistic meta:object-count="65"/>
  </office:meta>
</office:document-meta>
</file>